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p>
        </text:list-item>
        <text:list-item>
          <text:p text:style-name="P1">.</text:p>
        </text:list-item>
      </text:list>
      <text:h text:style-name="Heading_20_3" text:outline-level="3">Doctoral degree</text:h>
      <text:list text:style-name="L2">
        <text:list-item>
          <text:p text:style-name="P2"/>
        </text:list-item>
      </text:list>
      <text:h text:style-name="Heading_20_3" text:outline-level="3">Other courses</text:h>
      <text:list text:style-name="L3">
        <text:list-item>
          <text:p text:style-name="P3"> (), 7.5 ECTS.</text:p>
        </text:list-item>
        <text:list-item>
          <text:p text:style-name="P3"> (), 7.5 ECTS.</text:p>
        </text:list-item>
        <text:list-item>
          <text:p text:style-name="P3">.</text:p>
        </text:list-item>
        <text:list-item>
          <text:p text:style-name="P3">.</text:p>
        </text:list-item>
      </text:list>
      <text:h text:style-name="Heading_20_2" text:outline-level="2">Employments</text:h>
      <text:h text:style-name="Heading_20_3" text:outline-level="3">Research projects, externally funded. </text:h>
      <text:list text:style-name="L4">
        <text:list-item>
          <text:p text:style-name="P4">Researcher 50%, "Taking Science to the Crowd: Researchers, Programmers and Volunteer Contributors Transforming Science Online." Marianne &amp; Marcus Wallenberg Foundation. PI: , Grant number: .</text:p>
        </text:list-item>
        <text:list-item>
          <text:p text:style-name="P4">Researcher 50%, "The Co-production of Social Science and Society: The Case of Happiness studies." Swedish Research Council (Vetenskapsrådet) PI: Margareta Hallberg, Grant number: .</text:p>
        </text:list-item>
        <text:list-item>
          <text:p text:style-name="P4">Researcher 50%, "Subcultures on the Net: Resistance and Engagement in Knowledge Practices", LETStudio, pilot project.</text:p>
        </text:list-item>
      </text:list>
      <text:h text:style-name="Heading_20_3" text:outline-level="3">Adjunct lecturer, instructor</text:h>
      <text:list text:style-name="L5">
        <text:list-item>
          <text:p text:style-name="P5">. University West.</text:p>
        </text:list-item>
        <text:list-item>
          <text:p text:style-name="P5">. University of Gothenburg.</text:p>
        </text:list-item>
        <text:list-item>
          <text:p text:style-name="P5">. University of Gothenburg.</text:p>
        </text:list-item>
      </text:list>
      <text:h text:style-name="Heading_20_3" text:outline-level="3">Lecturer</text:h>
      <text:list text:style-name="L6">
        <text:list-item>
          <text:p text:style-name="P6">. University of Borås.</text:p>
        </text:list-item>
        <text:list-item>
          <text:p text:style-name="P6"/>
        </text:list-item>
      </text:list>
      <text:h text:style-name="Heading_20_3" text:outline-level="3">Other</text:h>
      <text:list text:style-name="L7">
        <text:list-item>
          <text:p text:style-name="P7">.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 Quantification of Society. A Study of a Swedish Research Institute and Survey-Based Social Science</text:span>, Department of Philosophy, Linguistics and Theory of Science, University of Gothenburg, Doctoral dissertation, . 213 pages.</text:p>
        </text:list-item>
        <text:list-item>
          <text:p text:style-name="P8">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list text:style-name="L9">
        <text:list-item>
          <text:p text:style-name="P9">Kullenberg, C. , &amp; Nelhans, Gustaf (2017) , <text:span text:style-name="T1">Valuation Studies}, 5(1)</text:span>.</text:p>
        </text:list-item>
        <text:list-item>
          <text:p text:style-name="P9">Kullenberg, C. , &amp; Dick Kasperowski (2016) "What Is Citizen Science? – A Scientometric Meta-Analysis", <text:span text:style-name="T1">PLoS ONE</text:span>, 11(1): e0147152. DOI: </text:p>
        </text:list-item>
        <text:list-item>
          <text:p text:style-name="P9">Kullenberg, C. (2015) "Citizen Science as Resistance: Crossing the Boundary Between Reference and Representation", , 1(1).</text:p>
        </text:list-item>
        <text:list-item>
          <text:p text:style-name="P9">Kullenberg, C. , &amp; Nelhans, Gustaf (2015) "The Happiness Turn? Mapping the Emergence of Happiness Studies using Cited References", <text:span text:style-name="T1">Scientometrics</text:span>, Volume 103, Issue 2, Page 615-630, DOI: </text:p>
        </text:list-item>
      </text:list>
      <text:h text:style-name="Heading_20_4" text:outline-level="4">Non-peer review</text:h>
      <text:list text:style-name="L10">
        <text:list-item>
          <text:p text:style-name="P10">Kullenberg, C. (2016) , <text:span text:style-name="T1">Human IT</text:span>, 13(2): 34-46 (book review).</text:p>
        </text:list-item>
        <text:list-item>
          <text:p text:style-name="P10">Kullenberg, C. (2015) "Internetövervakning som metod", , 2015(1), pp 9–11.</text:p>
        </text:list-item>
        <text:list-item>
          <text:p text:style-name="P10">Kullenberg, C. (2011) "Bortom Wikileaks 1. Om nätläckans infrastruktur", <text:span text:style-name="T1">Ord &amp; Bild</text:span>, 2011(1).</text:p>
        </text:list-item>
        <text:list-item>
          <text:p text:style-name="P10">Kullenberg, C. (2009) , <text:span text:style-name="T1">FiFF-Kommunikation</text:span>, 09(1).</text:p>
        </text:list-item>
        <text:list-item>
          <text:p text:style-name="P10">Kullenberg, C. , &amp; Palmås, Karl (2009) "Contagiontology", . First published in <text:span text:style-name="T1">Glänta</text:span> 2008(4) as "Smittontologi".</text:p>
        </text:list-item>
        <text:list-item>
          <text:p text:style-name="P10">Kullenberg, C. (2008) "Robotar och krig", <text:span text:style-name="T1">Ord &amp; Bild</text:span>, 2008(5).</text:p>
        </text:list-item>
      </text:list>
      <text:h text:style-name="Heading_20_3" text:outline-level="3">Book chapters</text:h>
      <text:h text:style-name="Heading_20_4" text:outline-level="4">Peer reviewed</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 Digital Formations (Steve Jones, series editor).. : Peter Lang.</text:p>
        </text:list-item>
        <text:list-item>
          <text:p text:style-name="P11">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1">Verkko suljettu – Internet ja avoimuuden rajat</text:span>, Helsinki: Into kustannus, ISBN 978-952-264-248-6.</text:p>
        </text:list-item>
        <text:list-item>
          <text:p text:style-name="P12">Kullenberg, C. (2013) "Resistance in hybrid networks: The case of Telecomix", in Bueti, Federica (ed.), <text:span text:style-name="T1">Move… ment</text:span>, London: Book Works.</text:p>
        </text:list-item>
        <text:list-item>
          <text:p text:style-name="P12">Kullenberg, C. (2009) "Den panspektriska tidsålderns motståndsstrategier", in Lilja, Mona &amp; Vinthagen Stellan (eds) <text:span text:style-name="T1">Motstånd</text:span>, Malmö: Liber AB.</text:p>
        </text:list-item>
        <text:list-item>
          <text:p text:style-name="P12">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p>
        </text:list-item>
        <text:list-item>
          <text:p text:style-name="P13">Kullenberg, C. Kasperowski, D., Kullenberg, C., Mäkitalo, Å. (2017) "Embedding Citizen Science in Research: Forms of engagement, scientific output and values for science, policy and society", Socarxiv, </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span text:style-name="T1">RIO Journal</text:span> 3: e21283.</text:p>
        </text:list-item>
        <text:list-item>
          <text:p text:style-name="P14">Kullenberg, C. Björkvall, Anders, Johan Järlehed, Christopher Kullenberg, Helle Lykke Nielsen, Andreas Nord, Tove Rosendal, Sara Van Meerbergen &amp; Gustav Westberg (2017) , Red. Fredrik Bronéus, Stockholm: Vetenskap och Allmänhet, ISSN 1653-6843.</text:p>
        </text:list-item>
        <text:list-item>
          <text:p text:style-name="P14">Kullenberg, C. Kullenberg, Christopher (2017) ,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6">
        <text:list-item>
          <text:p text:style-name="P16">Andreas Nord, Johan Järlehed &amp; Christopher Kullenberg, , <text:span text:style-name="T1">Svenskans beskrivning</text:span>, Uppsala University, 25–27 october 2017.</text:p>
        </text:list-item>
        <text:list-item>
          <text:p text:style-name="P16">Kullenberg, C. (2017) "Talking about #citizenscience", .</text:p>
        </text:list-item>
        <text:list-item>
          <text:p text:style-name="P16">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6">Nelhans, G. ; Kullenberg, C. (2016) "Happiness as a Valuation of Nations: From Margin to Indicator". <text:span text:style-name="T1">4S/EASST 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6">Kullenberg, C. (2008) "The Panspectrocist Abstract Machine 1. Machinic Phyla, Territorialities and Social Diagrams". <text:span text:style-name="T1">The First International Deleuze Studies Conference</text:span>, 1 Monday: 11/08/08.</text:p>
        </text:list-item>
        <text:list-item>
          <text:p text:style-name="P16">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6">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p>
        </text:list-item>
      </text:list>
      <text:h text:style-name="Heading_20_4" text:outline-level="4">Popularizations in news media</text:h>
      <text:list text:style-name="L18">
        <text:list-item>
          <text:p text:style-name="P18">Kullenberg, C. (2015) , <text:span text:style-name="T1">SvD Under Strecket</text:span>, 4 September, 2015.</text:p>
        </text:list-item>
        <text:list-item>
          <text:p text:style-name="P18">Kullenberg, C. (2014) , <text:span text:style-name="T1">SvD Under Strecket</text:span>, 26 Juli, 2014.</text:p>
        </text:list-item>
        <text:list-item>
          <text:p text:style-name="P18">Kullenberg, C. (2011) , <text:span text:style-name="T1">Fria tidningen</text:span> 2011-05-30.</text:p>
        </text:list-item>
      </text:list>
      <text:h text:style-name="Heading_20_4" text:outline-level="4">Opinion pieces</text:h>
      <text:list text:style-name="L19">
        <text:list-item>
          <text:p text:style-name="P19">Kullenberg, C. 20160402, Svenska Dagbladet (with Niclas Hagen), .</text:p>
        </text:list-item>
        <text:list-item>
          <text:p text:style-name="P19">Kullenberg, C. 20160322, Expressen, .</text:p>
        </text:list-item>
        <text:list-item>
          <text:p text:style-name="P19">Kullenberg, C. 20151119, Expressen, .</text:p>
        </text:list-item>
        <text:list-item>
          <text:p text:style-name="P19">Kullenberg, C. 20130907, Expressen, \href{http://www.expressen.se/debatt/nu-maste-vi-stanga-bakdorrarna/}{"Nu måste vi stänga bakdörrarna"].</text:p>
        </text:list-item>
        <text:list-item>
          <text:p text:style-name="P19">Kullenberg, C. 20130611, Expressen, .</text:p>
        </text:list-item>
        <text:list-item>
          <text:p text:style-name="P19">Kullenberg, C. 20110221, Expressen, .</text:p>
        </text:list-item>
        <text:list-item>
          <text:p text:style-name="P19">Kullenberg, C. 20101118, SVT Debatt, .</text:p>
        </text:list-item>
        <text:list-item>
          <text:p text:style-name="P19">Kullenberg, C. 20100928, SVT Debatt, .</text:p>
        </text:list-item>
        <text:list-item>
          <text:p text:style-name="P19">Kullenberg, C. 20100907, Svenska Dagbladet, .</text:p>
        </text:list-item>
        <text:list-item>
          <text:p text:style-name="P19">Kullenberg, C. 20100717, Svenska Dagbladet (with Marcin de Kaminski), .</text:p>
        </text:list-item>
        <text:list-item>
          <text:p text:style-name="P19">Kullenberg, C. 20090709, Newsmill, .</text:p>
        </text:list-item>
        <text:list-item>
          <text:p text:style-name="P19">Kullenberg, C. 20090617, Newsmill, .</text:p>
        </text:list-item>
        <text:list-item>
          <text:p text:style-name="P19">Kullenberg, C. 20090506, Newsmill, .</text:p>
        </text:list-item>
        <text:list-item>
          <text:p text:style-name="P19">Kullenberg, C. 20090504, Newsmill, .</text:p>
        </text:list-item>
        <text:list-item>
          <text:p text:style-name="P19">Kullenberg, C. 20090429, Expressen, .</text:p>
        </text:list-item>
        <text:list-item>
          <text:p text:style-name="P19">Kullenberg, C. 20081219, Svenska Dagbladet, .</text:p>
        </text:list-item>
        <text:list-item>
          <text:p text:style-name="P19">Kullenberg, C. 20081113, Sydsvenskan, .</text:p>
        </text:list-item>
        <text:list-item>
          <text:p text:style-name="P19">Kullenberg, C. 20081007, Svenska Dagbladet, .</text:p>
        </text:list-item>
        <text:list-item>
          <text:p text:style-name="P19">Kullenberg, C. 20080926, Expressen, .</text:p>
        </text:list-item>
        <text:list-item>
          <text:p text:style-name="P19">Kullenberg, C. 20080916, Expressen (with Mark Klamberg &amp; Karl Palmås), .</text:p>
        </text:list-item>
        <text:list-item>
          <text:p text:style-name="P19">Kullenberg, C. 20080916, Aftonbladet (with Emina Karic), .</text:p>
        </text:list-item>
        <text:list-item>
          <text:p text:style-name="P19">Kullenberg, C. 20080916, Sydsvenskan, .</text:p>
        </text:list-item>
        <text:list-item>
          <text:p text:style-name="P19">Kullenberg, C. 20080715, Expressen, (with Evelina Wahlqvist), .</text:p>
        </text:list-item>
        <text:list-item>
          <text:p text:style-name="P19">Kullenberg, C. 20080709, Svenska Dagbladet, .</text:p>
        </text:list-item>
        <text:list-item>
          <text:p text:style-name="P19">Kullenberg, C. 20080704, Aftonbladet, .</text:p>
        </text:list-item>
        <text:list-item>
          <text:p text:style-name="P19">Kullenberg, C. 20080616, Expressen, .</text:p>
        </text:list-item>
        <text:list-item>
          <text:p text:style-name="P19">Kullenberg, C. 20080616, Svenska Dagbladet, .</text:p>
        </text:list-item>
        <text:list-item>
          <text:p text:style-name="P19">Kullenberg, C. 20061011, Svenska Dagbladet, .</text:p>
        </text:list-item>
        <text:list-item>
          <text:p text:style-name="P19">Kullenberg, C. 20060806, Svenska Dagbladet, .</text:p>
        </text:list-item>
      </text:list>
      <text:h text:style-name="Heading_20_4" text:outline-level="4">Popularizations: book chapters and articles</text:h>
      <text:list text:style-name="L20">
        <text:list-item>
          <text:p text:style-name="P20">Kullenberg, C. (2017, in press) "Transistorrytm", <text:span text:style-name="T1">Monad</text:span>, No. 2 (2017).</text:p>
        </text:list-item>
        <text:list-item>
          <text:p text:style-name="P20">Kullenberg, C. (2016) "Alla kan forska 1. Vad är medborgarvetenskap och hur skiljer den sig från vanlig vetenskap", <text:span text:style-name="T1">Modern filosofi</text:span>, 2016(3), 68-69.</text:p>
        </text:list-item>
        <text:list-item>
          <text:p text:style-name="P20">Kullenberg, C. (2013) "Nätets Geopolitik", in <text:span text:style-name="T1">Det är vår värld – tio unga röster om global solidaritet</text:span>, Stockholm: A-smedjan.</text:p>
        </text:list-item>
        <text:list-item>
          <text:p text:style-name="P20">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1">
        <text:list-item>
          <text:p text:style-name="P21">Kullenberg, C. , &amp; Lehne, J. (2009) <text:span text:style-name="T1">Resistance Studies Reader 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 Search engine for Statens offentliga utredningar, .</text:p>
        </text:list-item>
        <text:list-item>
          <text:p text:style-name="P23">Kullenberg, C. (2016) , Gender counter algorithm based on names, .</text:p>
        </text:list-item>
      </text:list>
      <text:h text:style-name="Heading_20_2" text:outline-level="2">Research Collaborations</text:h>
      <text:list text:style-name="L24">
        <text:list-item>
          <text:p text:style-name="P24">Member of the </text:p>
        </text:list-item>
        <text:list-item>
          <text:p text:style-name="P24">Member of the </text:p>
        </text:list-item>
        <text:list-item>
          <text:p text:style-name="P24">Board Member of the .</text:p>
        </text:list-item>
      </text:list>
      <text:h text:style-name="Heading_20_2" text:outline-level="2">Referee work</text:h>
      <text:h text:style-name="Heading_20_3" text:outline-level="3">Expert for employment or promotion</text:h>
      <text:list text:style-name="L25">
        <text:list-item>
          <text:p text:style-name="P25">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p>
      <text:list text:style-name="L26">
        <text:list-item>
          <text:p text:style-name="P26"><text:span text:style-name="T1">Journal of Resistance Studies</text:span> (2017)</text:p>
        </text:list-item>
        <text:list-item>
          <text:p text:style-name="P26"><text:span text:style-name="T1">Cities</text:span> (2017)</text:p>
        </text:list-item>
        <text:list-item>
          <text:p text:style-name="P26"><text:span text:style-name="T1">Lychnos</text:span> (2017)</text:p>
        </text:list-item>
        <text:list-item>
          <text:p text:style-name="P26"><text:span text:style-name="T1">PLOS ONE</text:span> (2016)</text:p>
        </text:list-item>
        <text:list-item>
          <text:p text:style-name="P26"><text:span text:style-name="T1">Nordic Journal of Science and Technology Studies</text:span> (2016)</text:p>
        </text:list-item>
        <text:list-item>
          <text:p text:style-name="P26"><text:span text:style-name="T1">Journal of the Royal Society of New Zealand</text:span> (2015)</text:p>
        </text:list-item>
        <text:list-item>
          <text:p text:style-name="P26"><text:span text:style-name="T1">Higher Education</text:span> (2015)</text:p>
        </text:list-item>
        <text:list-item>
          <text:p text:style-name="P26"><text:span text:style-name="T1">Organization Studies</text:span> (2015)</text:p>
        </text:list-item>
        <text:list-item>
          <text:p text:style-name="P26"><text:span text:style-name="T1">Journal of Resistance Studies</text:span> (2015)</text:p>
        </text:list-item>
        <text:list-item>
          <text:p text:style-name="P26"><text:span text:style-name="T1">Journal of Resistance Studies</text:span> (2015)</text:p>
        </text:list-item>
      </text:list>
      <text:h text:style-name="Heading_20_3" text:outline-level="3">Research applications reviews</text:h>
      <text:list text:style-name="L27">
        <text:list-item>
          <text:p text:style-name="P27">. (2017)</text:p>
        </text:list-item>
        <text:list-item>
          <text:p text:style-name="P27">. (2015)</text:p>
        </text:list-item>
      </text:list>
      <text:h text:style-name="Heading_20_3" text:outline-level="3">Editorial board membership</text:h>
      <text:list text:style-name="L28">
        <text:list-item>
          <text:p text:style-name="P28"/>
        </text:list-item>
        <text:list-item>
          <text:p text:style-name="P28"/>
        </text:list-item>
      </text:list>
      <text:h text:style-name="Heading_20_3" text:outline-level="3">Other</text:h>
      <text:list text:style-name="L29">
        <text:list-item>
          <text:p text:style-name="P29">Member of the scientific advisory board of the project .</text:p>
        </text:list-item>
      </text:list>
      <text:h text:style-name="Heading_20_2" text:outline-level="2">Public outreach and extra-academic collaborations</text:h>
      <text:h text:style-name="Heading_20_3" text:outline-level="3">Interviews in mass media</text:h>
      <text:list text:style-name="L30">
        <text:list-item>
          <text:p text:style-name="P30">20170503 - SVT Nyheter, .</text:p>
        </text:list-item>
        <text:list-item>
          <text:p text:style-name="P30">20170503 - SR P4 Östergötland, .</text:p>
        </text:list-item>
        <text:list-item>
          <text:p text:style-name="P30">20170117 - Curie, .</text:p>
        </text:list-item>
        <text:list-item>
          <text:p text:style-name="P30">20160007 - GU-journalen 5-2016, .</text:p>
        </text:list-item>
        <text:list-item>
          <text:p text:style-name="P30">20161008 - Dagens Nyheter, .</text:p>
        </text:list-item>
        <text:list-item>
          <text:p text:style-name="P30">20161005 - Sveriges Radio, Kulturnytt, .</text:p>
        </text:list-item>
        <text:list-item>
          <text:p text:style-name="P30">20161002 - Arbetarbladet, .</text:p>
        </text:list-item>
        <text:list-item>
          <text:p text:style-name="P30">20160930 - SR P1, .</text:p>
        </text:list-item>
        <text:list-item>
          <text:p text:style-name="P30">20160930 - GU-Journalen, .</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p>
        </text:list-item>
        <text:list-item>
          <text:p text:style-name="P30">20160530 - P4 Östergötland, .</text:p>
        </text:list-item>
        <text:list-item>
          <text:p text:style-name="P30">20160523 - Piteåtidningen – .</text:p>
        </text:list-item>
        <text:list-item>
          <text:p text:style-name="P30">20160316 - Svenska Dagbladet, .</text:p>
        </text:list-item>
        <text:list-item>
          <text:p text:style-name="P30">20160222 - Sveriges Radio 1. P1 Morgon: .</text:p>
        </text:list-item>
        <text:list-item>
          <text:p text:style-name="P30">20160218 - Götheborske Spionen, .</text:p>
        </text:list-item>
        <text:list-item>
          <text:p text:style-name="P30">20160217 - Sesam, "Vanliga människor hjälper forskare".</text:p>
        </text:list-item>
        <text:list-item>
          <text:p text:style-name="P30">20160211 - Fria tidningen, .</text:p>
        </text:list-item>
        <text:list-item>
          <text:p text:style-name="P30">20160115 - GU-journalen, .</text:p>
        </text:list-item>
        <text:list-item>
          <text:p text:style-name="P30">20160118 - SR P1 Vetenskapsradion, </text:p>
        </text:list-item>
        <text:list-item>
          <text:p text:style-name="P30">20160118 - Miljöaktuellt, .</text:p>
        </text:list-item>
        <text:list-item>
          <text:p text:style-name="P30">20160119 - Discover Magazine, .</text:p>
        </text:list-item>
        <text:list-item>
          <text:p text:style-name="P30">20160120 - Journal of Science Communication, .</text:p>
        </text:list-item>
        <text:list-item>
          <text:p text:style-name="P30">20151207 - Sveriges Radio 1. P1 Morgon, .</text:p>
        </text:list-item>
        <text:list-item>
          <text:p text:style-name="P30">20150729 - ARTE, Tracks, .</text:p>
        </text:list-item>
        <text:list-item>
          <text:p text:style-name="P30">20150601 - Hallands Nyheter, "Kommunen betalar med informationen".</text:p>
        </text:list-item>
        <text:list-item>
          <text:p text:style-name="P30">20150323 - Sveriges Television Vetenskapens Värld, </text:p>
        </text:list-item>
        <text:list-item>
          <text:p text:style-name="P30">20150103 - SVT Nyheter, .</text:p>
        </text:list-item>
        <text:list-item>
          <text:p text:style-name="P30">20141108 - Sydsvenskan, "Anonymitet hotad för knarkköpare".</text:p>
        </text:list-item>
        <text:list-item>
          <text:p text:style-name="P30">20140329 - Sydsvenskan, .</text:p>
        </text:list-item>
        <text:list-item>
          <text:p text:style-name="P30">20131021 - SR P4, .</text:p>
        </text:list-item>
        <text:list-item>
          <text:p text:style-name="P30">20130912 - Aftonbladet, .</text:p>
        </text:list-item>
        <text:list-item>
          <text:p text:style-name="P30">20130907 - Information.dk, .</text:p>
        </text:list-item>
        <text:list-item>
          <text:p text:style-name="P30">20130906 - Sveriges Radio P1, </text:p>
        </text:list-item>
        <text:list-item>
          <text:p text:style-name="P30">20130719 - Dagens Nyheter, .</text:p>
        </text:list-item>
        <text:list-item>
          <text:p text:style-name="P30">20130615 - Helsingborgs Dagblad, </text:p>
        </text:list-item>
        <text:list-item>
          <text:p text:style-name="P30">20130613 - Arbetaren, "Obama-administrationen måste förklara sig".</text:p>
        </text:list-item>
        <text:list-item>
          <text:p text:style-name="P30">20130607 - Sverige Radio P3, </text:p>
        </text:list-item>
        <text:list-item>
          <text:p text:style-name="P30">20130601 - Utbildningsradion, </text:p>
        </text:list-item>
        <text:list-item>
          <text:p text:style-name="P30">20130217 - Sydsvenskan, .</text:p>
        </text:list-item>
        <text:list-item>
          <text:p text:style-name="P30">20130214 - Internetworld, .</text:p>
        </text:list-item>
        <text:list-item>
          <text:p text:style-name="P30">20121004 - Sveriges Radio Studio ett, </text:p>
        </text:list-item>
        <text:list-item>
          <text:p text:style-name="P30">20120430 - Sveriges Radio Studio ett, </text:p>
        </text:list-item>
        <text:list-item>
          <text:p text:style-name="P30">20120321 - Nerikes Allehanda, .</text:p>
        </text:list-item>
        <text:list-item>
          <text:p text:style-name="P30">20120306 - Internetworld, .</text:p>
        </text:list-item>
        <text:list-item>
          <text:p text:style-name="P30">20111226 - Forbes, .</text:p>
        </text:list-item>
        <text:list-item>
          <text:p text:style-name="P30">20111204 - SR P4 Jönköping, .</text:p>
        </text:list-item>
        <text:list-item>
          <text:p text:style-name="P30">2011 - ARTE, TRACKS, "Christopher Kullenberg", Also on Youtube: .</text:p>
        </text:list-item>
        <text:list-item>
          <text:p text:style-name="P30">20111206 - Voxeurop, .</text:p>
        </text:list-item>
        <text:list-item>
          <text:p text:style-name="P30">20111206 - Washington Post, .</text:p>
        </text:list-item>
        <text:list-item>
          <text:p text:style-name="P30">20111201 - Fokus, .</text:p>
        </text:list-item>
        <text:list-item>
          <text:p text:style-name="P30">20110811 - Wired.it, .</text:p>
        </text:list-item>
        <text:list-item>
          <text:p text:style-name="P30">20110607 - Computer Sweden, .</text:p>
        </text:list-item>
        <text:list-item>
          <text:p text:style-name="P30">2011060 - Dagens Nyheter, </text:p>
        </text:list-item>
        <text:list-item>
          <text:p text:style-name="P30">20110407 - SR P1 Obs!, .</text:p>
        </text:list-item>
        <text:list-item>
          <text:p text:style-name="P30">20110407 - SR P1, </text:p>
        </text:list-item>
        <text:list-item>
          <text:p text:style-name="P30">20110407 - Hackerspaces Signal Radio, .</text:p>
        </text:list-item>
        <text:list-item>
          <text:p text:style-name="P30">20110322 - Jusektidningen, .</text:p>
        </text:list-item>
        <text:list-item>
          <text:p text:style-name="P30">20110308 - Dagens Nyheter, .</text:p>
        </text:list-item>
        <text:list-item>
          <text:p text:style-name="P30">20110224 - Dagens Nyheter, .</text:p>
        </text:list-item>
        <text:list-item>
          <text:p text:style-name="P30">20110221 - Sveriges Radio Studio ett, </text:p>
        </text:list-item>
        <text:list-item>
          <text:p text:style-name="P30">20110214 - Sveriges Radio Studio ett, </text:p>
        </text:list-item>
        <text:list-item>
          <text:p text:style-name="P30">20110202 - PC-facile, .</text:p>
        </text:list-item>
        <text:list-item>
          <text:p text:style-name="P30">20110201 - New Scientist, .</text:p>
        </text:list-item>
        <text:list-item>
          <text:p text:style-name="P30">20110131 - Deutsche Welle, .</text:p>
        </text:list-item>
        <text:list-item>
          <text:p text:style-name="P30">20110131 - Radio Netherlands, .</text:p>
        </text:list-item>
        <text:list-item>
          <text:p text:style-name="P30">20110131 - Huffington Post, .</text:p>
        </text:list-item>
        <text:list-item>
          <text:p text:style-name="P30">20110129 - Sveriges Television, </text:p>
        </text:list-item>
        <text:list-item>
          <text:p text:style-name="P30">20110114 - Hackerspaces Signal Radio, .</text:p>
        </text:list-item>
        <text:list-item>
          <text:p text:style-name="P30">20110117 - Svenska Dagbladet, .</text:p>
        </text:list-item>
        <text:list-item>
          <text:p text:style-name="P30">20101220 - Hufvudstadsbladet, "En rörelse som inte går att stoppa".</text:p>
        </text:list-item>
        <text:list-item>
          <text:p text:style-name="P30">20101206 - SR P1 Studio ett, .</text:p>
        </text:list-item>
        <text:list-item>
          <text:p text:style-name="P30">20101115 - SR P3 Brunchrapporten, .</text:p>
        </text:list-item>
        <text:list-item>
          <text:p text:style-name="P30">20101017 - Sydsvenskan, .</text:p>
        </text:list-item>
        <text:list-item>
          <text:p text:style-name="P30">20100611 - NRLI TV @ Hacknight, .</text:p>
        </text:list-item>
        <text:list-item>
          <text:p text:style-name="P30">20100601 - Sveriges Radio P3 Brunchrapporten, </text:p>
        </text:list-item>
        <text:list-item>
          <text:p text:style-name="P30">20090729 - Dagens Nyheter, .</text:p>
        </text:list-item>
        <text:list-item>
          <text:p text:style-name="P30">20090427 - Peppar.fi, "EU Röstar om internets framtid".</text:p>
        </text:list-item>
        <text:list-item>
          <text:p text:style-name="P30">20090422 - Dagens Nyheter, .</text:p>
        </text:list-item>
        <text:list-item>
          <text:p text:style-name="P30">20090416 - Dagens Nyheter .</text:p>
        </text:list-item>
        <text:list-item>
          <text:p text:style-name="P30">20081215 - GU-Journalen, .</text:p>
        </text:list-item>
        <text:list-item>
          <text:p text:style-name="P30">20081219 - Sheffield Live! Radio, </text:p>
        </text:list-item>
        <text:list-item>
          <text:p text:style-name="P30">20080626 - Proletären, </text:p>
        </text:list-item>
      </text:list>
      <text:h text:style-name="Heading_20_3" text:outline-level="3">Invited speaker</text:h>
      <text:list text:style-name="L31">
        <text:list-item>
          <text:p text:style-name="P31">20171211 - , Mötesplats U-CARE 1. Open Science, Uppsala University.</text:p>
        </text:list-item>
        <text:list-item>
          <text:p text:style-name="P31">20171108 - .</text:p>
        </text:list-item>
        <text:list-item>
          <text:p text:style-name="P31">20170915 - , Royal Institute of Technology (KTH), Stockholm.</text:p>
        </text:list-item>
        <text:list-item>
          <text:p text:style-name="P31">20170426 - , ECSA workshop "Defining Principles for Mobile Apps and Platforms Development in Citizen Science", Gothenburg, Sweden.</text:p>
        </text:list-item>
        <text:list-item>
          <text:p text:style-name="P31">20170330 - "Vad händer om vi inte kan enas om vad som är sant?", .</text:p>
        </text:list-item>
        <text:list-item>
          <text:p text:style-name="P31">20170329 - "Vad är på gång inom citizen science?", , Vinnova, Stockholm. Lecture available on .</text:p>
        </text:list-item>
        <text:list-item>
          <text:p text:style-name="P31">20161214 - "Digital methods 1. Theory, Practice and Ethics", Higher seminar, Karlstad University.</text:p>
        </text:list-item>
        <text:list-item>
          <text:p text:style-name="P31">20161116 - , Göteborg, Stadsbiblioteket.</text:p>
        </text:list-item>
        <text:list-item>
          <text:p text:style-name="P31">20161028 - "Statens offentliga utredningar digitaliserade", Högre seminarium, Idéhistoria, Lunds universitet.</text:p>
        </text:list-item>
        <text:list-item>
          <text:p text:style-name="P31">20161012 - , Stockholm. "Video: .</text:p>
        </text:list-item>
        <text:list-item>
          <text:p text:style-name="P31">20160922 - , Forskartorget, Bokmässan, Göteborg.</text:p>
        </text:list-item>
        <text:list-item>
          <text:p text:style-name="P31">20160921 - , University of Gothenburg.</text:p>
        </text:list-item>
        <text:list-item>
          <text:p text:style-name="P31">20160912 - , National Library of Sweden.</text:p>
        </text:list-item>
        <text:list-item>
          <text:p text:style-name="P31">20160209 - , ABF, Göteborg, Sweden.</text:p>
        </text:list-item>
        <text:list-item>
          <text:p text:style-name="P31">20150929 - , Näckrostimmen, University of Gothenburg.</text:p>
        </text:list-item>
        <text:list-item>
          <text:p text:style-name="P31">20151209 - , Bio Rio, Stockholm, Sweden.</text:p>
        </text:list-item>
        <text:list-item>
          <text:p text:style-name="P31">20151020 - , National Library of Sweden.</text:p>
        </text:list-item>
        <text:list-item>
          <text:p text:style-name="P31">20141126 - , Konsthallen, Gothenburg.</text:p>
        </text:list-item>
        <text:list-item>
          <text:p text:style-name="P31">20141122 - , Verkko Suljettu, Helsinki, Finland.</text:p>
        </text:list-item>
        <text:list-item>
          <text:p text:style-name="P31">20140604 - , URBSEC, Gothenburg, Sweden.</text:p>
        </text:list-item>
        <text:list-item>
          <text:p text:style-name="P31">20130223 - , Smålands Frilansklubb, Växjö, Sweden.</text:p>
        </text:list-item>
        <text:list-item>
          <text:p text:style-name="P31">20121207 - , \href{http://www.hre2012.uj.edu.pl/invited-speakers}{The Third International Conference on Human Rights Education, Jagiellonian University, Krakow, Poland.</text:p>
        </text:list-item>
        <text:list-item>
          <text:p text:style-name="P31">20121105 - , Sigmas inspirationsdag, Gothenburg, Sweden.</text:p>
        </text:list-item>
        <text:list-item>
          <text:p text:style-name="P31">20120822 - , Transmediale, Berlin, Germany.</text:p>
        </text:list-item>
        <text:list-item>
          <text:p text:style-name="P31">20120509 - , Brännpunkt Europa, University of Gothenburg.</text:p>
        </text:list-item>
        <text:list-item>
          <text:p text:style-name="P31">20120301 - , Akademisk kvart, University of Gothenburg, Sweden.</text:p>
        </text:list-item>
        <text:list-item>
          <text:p text:style-name="P31">20111124 - , Council of Europe, Vienna, Austria.</text:p>
        </text:list-item>
        <text:list-item>
          <text:p text:style-name="P31">20111119 - "What will be the needs of tomorrow's leaders", Swedish Embassy Cairo, Cairo, Egypt.</text:p>
        </text:list-item>
        <text:list-item>
          <text:p text:style-name="P31">20111022 - . Svenska FN-förbundet, Göteborg, Sweden.</text:p>
        </text:list-item>
        <text:list-item>
          <text:p text:style-name="P31">20111304 - , Reporters Sans Frontieres, Geneva, Switzerland.</text:p>
        </text:list-item>
        <text:list-item>
          <text:p text:style-name="P31">20100504 - "Greens/EFA and Activists Workshop on ACTA and the Public interest", European Parliament, Brussels, Belgium.</text:p>
        </text:list-item>
        <text:list-item>
          <text:p text:style-name="P31">20090604 - , Deutsche Welle Global Media Forum, Bonn, Germany.</text:p>
        </text:list-item>
        <text:list-item>
          <text:p text:style-name="P31">20091107 - , Free Society Conference, Gothenburg, Sweden.</text:p>
        </text:list-item>
        <text:list-item>
          <text:p text:style-name="P31">20091103 - ,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 25th Chaos Communication Congress, Berlin, Germany.}</text:p>
        </text:list-item>
        <text:list-item>
          <text:p text:style-name="P31">20081108 - , Krieg und Frieden Digital, Aachen, Germany.</text:p>
        </text:list-item>
      </text:list>
      <text:h text:style-name="Heading_20_2" text:outline-level="2">Formal education, Teaching in higher education (Högskolepedagogik)</text:h>
      <text:list text:style-name="L32">
        <text:list-item>
          <text:p text:style-name="P32"> (), 7.5 ECTS.</text:p>
        </text:list-item>
        <text:list-item>
          <text:p text:style-name="P32"> (), 7.5 ECTS.</text:p>
        </text:list-item>
        <text:list-item>
          <text:p text:style-name="P32">.</text:p>
        </text:list-item>
      </text:list>
      <text:h text:style-name="Heading_20_2" text:outline-level="2">Courses &amp; Thesis supervis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 6 ECTS, (Strimman, moment 1: Tre konstruktioner av människan och folkhälsoarbete i praktiken), 1.5 ECTS, Second cycle, University of Gothenburg.</text:p>
        </text:list-item>
        <text:list-item>
          <text:p text:style-name="P33">2007 - 2014. (Course administrator 2012 - 2013). , First cycle, University of Gothenburg.</text:p>
        </text:list-item>
        <text:list-item>
          <text:p text:style-name="P33">2014 , 15 ECTS, First cycle, University of Gothenburg.</text:p>
        </text:list-item>
        <text:list-item>
          <text:p text:style-name="P33">2014 ,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2 1. 2013, 2017. (Course administrator) ,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Strategic communication studies: Thesis supervision, bachelor level</text:h>
      <text:list text:style-name="L36">
        <text:list-item>
          <text:p text:style-name="P36">Charlotta Windeman och Linda Andreasson (2006) , University West, Media &amp; Communication studies.</text:p>
        </text:list-item>
        <text:list-item>
          <text:p text:style-name="P36">Andreas Johansson och Ellinor Wetterblad (2006) , University West, Media &amp; Communication studies.</text:p>
        </text:list-item>
        <text:list-item>
          <text:p text:style-name="P36">Lars Karlsson (2006) , University West, Media &amp; Communication studies.</text:p>
        </text:list-item>
        <text:list-item>
          <text:p text:style-name="P36">Tobias Hagrenius (2006) ,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examination, master's Degree</text:h>
      <text:list text:style-name="L38">
        <text:list-item>
          <text:p text:style-name="P38">Julia Ahlqvist (2017) "Sambandet mellan kommunikativt ledarskap och arbetsmotivation hos medarbetare i servicebranschen", Magisteruppsats, University of Borås.</text:p>
        </text:list-item>
      </text:list>
      <text:h text:style-name="Heading_20_2" text:outline-level="2">Courses &amp; Thesis supervision, postgraduate level</text:h>
      <text:h text:style-name="Heading_20_3" text:outline-level="3">Ph.D-thesis supervision</text:h>
      <text:list text:style-name="L39">
        <text:list-item>
          <text:p text:style-name="P39">2007 - ongoing. , Theory of Science, University of Gothenburg.</text:p>
        </text:list-item>
        <text:list-item>
          <text:p text:style-name="P39">2016 - 2017. Co-supervisor for Ph.D.-candidate Erik Joelsson, Theory of Science, University of Gothenburg. .</text:p>
        </text:list-item>
      </text:list>
      <text:h text:style-name="Heading_20_3" text:outline-level="3">Teaching, post-graduate level</text:h>
      <text:list text:style-name="L40">
        <text:list-item>
          <text:p text:style-name="P40">(2017), Guest lecture, "Outreach and cooperation with society at large", , University of Gothenburg.</text:p>
        </text:list-item>
        <text:list-item>
          <text:p text:style-name="P40">(2016), Guest lecture "Citizen Science and Biodiversity Research", BioEnv higher education, Department of Biological and Environmental Sciences, University of Gothenburg.</text:p>
        </text:list-item>
        <text:list-item>
          <text:p text:style-name="P40">(2012), Guest lecture, "Net politics, process philosophy and Deleuze", Theories of Practical Knowing, HDK/Högskolan för Design och Konsthantverk, Göteborg.</text:p>
        </text:list-item>
        <text:list-item>
          <text:p text:style-name="P40">(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1">
        <text:list-item>
          <text:p text:style-name="P41">.</text:p>
        </text:list-item>
      </text:list>
      <text:h text:style-name="Heading_20_2" text:outline-level="2">Other pedagogical experiences</text:h>
      <text:list text:style-name="L42">
        <text:list-item>
          <text:p text:style-name="P42">.</text:p>
        </text:list-item>
        <text:list-item>
          <text:p text:style-name="P4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